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fixed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adornments="Regular" style:font-family-generic="swiss" style:font-pitch="fixed"/>
    <style:font-face style:name="Nimbus Mono PS2" svg:font-family="'Nimbus Mono PS'" style:font-pitch="fixed"/>
    <style:font-face style:name="Nimbus Mono PS3" svg:font-family="'Nimbus Mono PS'" style:font-adornments="Regular" style:font-pitch="fixed"/>
    <style:font-face style:name="Nimbus Sans" svg:font-family="'Nimbus Sans'" style:font-family-generic="swiss" style:font-pitch="variable"/>
    <style:font-face style:name="Noto Mono" svg:font-family="'Noto Mono'" style:font-pitch="fixed"/>
    <style:font-face style:name="Noto Mono1" svg:font-family="'Noto Mono'" style:font-adornments="Regular" style:font-pitch="fixed"/>
    <style:font-face style:name="Noto Mono2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72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draw:fill="solid" draw:fill-color="#dddddd" draw:opacity="100%" draw:textarea-vertical-align="top" fo:min-height="8.884cm" fo:padding-top="0.508cm" fo:padding-bottom="0.508cm" fo:padding-left="0.508cm" fo:padding-right="0.508cm" draw:shadow="visible" draw:shadow-offset-x="0.176cm" draw:shadow-offset-y="0.176cm" draw:shadow-color="#55308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15%" fo:text-indent="0cm"/>
      <style:text-properties style:font-name="Fira Mono Medium"/>
    </style:style>
    <style:style style:name="P6" style:family="paragraph">
      <style:paragraph-properties fo:margin-left="0cm" fo:margin-right="0cm" fo:margin-top="0cm" fo:margin-bottom="0cm" fo:line-height="115%" fo:text-indent="0cm" style:writing-mode="lr-tb"/>
      <style:text-properties style:font-name="Fira Mono Medium"/>
    </style:style>
    <style:style style:name="P7" style:family="paragraph">
      <style:paragraph-properties fo:line-height="115%"/>
    </style:style>
    <style:style style:name="P8" style:family="paragraph">
      <style:paragraph-properties fo:line-height="115%" style:writing-mode="lr-tb"/>
      <style:text-properties fo:font-size="32pt" style:font-size-asian="22pt" style:font-size-complex="22pt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iberation Sans2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dddddd" draw:opacity="100%"/>
      <style:paragraph-properties fo:margin-left="0cm" fo:margin-right="0cm" fo:margin-top="0cm" fo:margin-bottom="0cm" fo:line-height="100%" fo:text-indent="0cm" style:writing-mode="lr-tb"/>
      <style:text-properties fo:color="#1c1c1c" loext:opacity="100%" style:font-name="Noto Mono" fo:font-size="28pt" style:font-size-asian="28pt" style:font-size-complex="28pt"/>
    </style:style>
    <style:style style:name="P13" style:family="paragraph">
      <style:paragraph-properties style:writing-mode="lr-tb"/>
      <style:text-properties style:font-name="Noto Mono"/>
    </style:style>
    <style:style style:name="P14" style:family="paragraph">
      <style:paragraph-properties style:writing-mode="lr-tb"/>
      <style:text-properties style:font-name="Liberation Sans2" fo:font-size="26pt"/>
    </style:style>
    <style:style style:name="T1" style:family="text">
      <style:text-properties fo:font-size="32pt"/>
    </style:style>
    <style:style style:name="T2" style:family="text">
      <style:text-properties fo:color="#ffffff" loext:opacity="100%" style:font-name="Nimbus Sans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imbus Sans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Nimbus Mono PS2" fo:font-size="32pt"/>
    </style:style>
    <style:style style:name="T5" style:family="text">
      <style:text-properties fo:color="#ffffff" loext:opacity="100%"/>
    </style:style>
    <style:style style:name="T6" style:family="text">
      <style:text-properties fo:color="#1c1c1c" loext:opacity="100%" fo:font-weight="bold" fo:background-color="#dddddd" style:font-weight-asian="bold" style:font-weight-complex="bold"/>
    </style:style>
    <style:style style:name="T7" style:family="text">
      <style:text-properties style:font-name="Liberation Sans2" fo:font-size="28pt" style:font-size-asian="28pt" style:font-size-complex="28pt"/>
    </style:style>
    <style:style style:name="T8" style:family="text">
      <style:text-properties style:font-name="Liberation Sans2"/>
    </style:style>
    <style:style style:name="T9" style:family="text">
      <style:text-properties fo:color="#afd095" loext:opacity="100%" style:font-name="Liberation Sans2" fo:font-style="italic" style:font-style-asian="italic" style:font-style-complex="italic"/>
    </style:style>
    <style:style style:name="T10" style:family="text">
      <style:text-properties fo:color="#afd095" loext:opacity="100%" style:font-name="Liberation Sans2" style:font-style-asian="italic" style:font-style-complex="italic"/>
    </style:style>
    <style:style style:name="T11" style:family="text">
      <style:text-properties fo:color="#5b277d" loext:opacity="100%" style:font-name="Noto Mono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1c1c1c" loext:opacity="100%" style:font-name="Noto Mono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333333" loext:opacity="100%" style:font-name="Noto Mono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1c1c1c" loext:opacity="100%" style:font-name="Noto Mono" fo:font-size="28pt" style:font-size-asian="28pt" style:font-size-complex="28pt"/>
    </style:style>
    <style:style style:name="T15" style:family="text">
      <style:text-properties style:font-name="Liberation Sans2" fo:font-style="italic" style:font-style-asian="italic" style:font-style-complex="italic"/>
    </style:style>
    <style:style style:name="T16" style:family="text">
      <style:text-properties fo:color="#333333" loext:opacity="100%" style:font-name="Liberation Sans2" fo:background-color="#dddddd"/>
    </style:style>
    <style:style style:name="T17" style:family="text">
      <style:text-properties style:font-name="Noto Mono" fo:background-color="#55308d"/>
    </style:style>
    <style:style style:name="T18" style:family="text">
      <style:text-properties style:font-name="Liberation Sans2" fo:background-color="transparent"/>
    </style:style>
    <style:style style:name="T19" style:family="text">
      <style:text-properties style:font-name="Noto Mono" fo:background-color="transparent"/>
    </style:style>
    <style:style style:name="T20" style:family="text">
      <style:text-properties fo:color="#1c1c1c" loext:opacity="100%" style:font-name="Liberation Sans2" fo:background-color="#dddddd"/>
    </style:style>
    <style:style style:name="T21" style:family="text">
      <style:text-properties style:font-name="Liberation Sans2" fo:font-size="24pt" style:font-size-asian="24pt" style:font-size-complex="24pt"/>
    </style:style>
    <style:style style:name="T22" style:family="text">
      <style:text-properties style:font-name="Liberation Sans2" fo:font-style="normal" style:font-style-asian="normal" style:font-style-complex="normal"/>
    </style:style>
    <style:style style:name="T23" style:family="text">
      <style:text-properties fo:color="#333333" loext:opacity="100%" style:font-name="Noto Mono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a1467e" loext:opacity="100%" style:font-name="Noto Mono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b47804" loext:opacity="100%" style:font-name="Noto Mono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127622" loext:opacity="100%" style:font-name="Noto Mono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729fcf" loext:opacity="100%" style:font-name="Noto Mono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355269" loext:opacity="100%" style:font-name="Noto Mono" fo:font-size="28pt" fo:font-weight="bold" style:font-size-asian="28pt" style:font-weight-asian="bold" style:font-size-complex="28pt" style:font-weight-complex="bold"/>
    </style:style>
    <style:style style:name="T29" style:family="text">
      <style:text-properties style:font-name="Liberation Sans2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725cm" svg:x="1.4cm" svg:y="3.39cm" presentation:class="subtitle" presentation:user-transformed="true">
          <draw:text-box>
            <text:p><text:span text:style-name="T1"/></text:p>
            <text:p text:style-name="P1"><text:span text:style-name="T2">Building</text:span><text:span text:style-name="T3"> on Bitcoin Core</text:span></text:p>
            <text:p text:style-name="P1"><text:span text:style-name="T3"/></text:p>
            <text:p text:style-name="P1"><text:span text:style-name="T4"><text:s/></text:span><text:span text:style-name="T4">PlebLab Edition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5">Presentation</text:span> Link</text:p>
          </draw:text-box>
        </draw:frame>
        <draw:frame presentation:style-name="pr4" draw:text-style-name="P6" draw:layer="layout" svg:width="25.199cm" svg:height="7.104cm" svg:x="1.4cm" svg:y="5.715cm" presentation:class="outline" presentation:user-transformed="true">
          <draw:text-box>
            <text:list text:style-name="L2">
              <text:list-header>
                <text:p text:style-name="P5">=&gt; <text:span text:style-name="T6"><text:s/></text:span><text:span text:style-name="T6"><text:a xlink:href="https://slugify.link/bob" xlink:type="simple">https://slugify.link/bob</text:a></text:span><text:span text:style-name="T6"><text:s/>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Install Guide</text:p>
          </draw:text-box>
        </draw:frame>
        <draw:frame presentation:style-name="pr4" draw:text-style-name="P8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 text:style-name="P7"><text:span text:style-name="T7">Download Bitcoin Core:</text:span></text:p>
                <text:p text:style-name="P7"><text:span text:style-name="T7"><text:a xlink:href="https://bitcoin.org/en/download" xlink:type="simple">https://bitcoin.org/en/download</text:a></text:span></text:p>
              </text:list-item>
              <text:list-item>
                <text:p text:style-name="P7"><text:span text:style-name="T7">Windows Guide:</text:span></text:p>
                <text:p text:style-name="P7"><text:span text:style-name="T7"><text:a xlink:href="https://bitcoin.org/en/full-node#windows-instructions" xlink:type="simple">https://bitcoin.org/en/full-node#windows-instructions</text:a></text:span></text:p>
              </text:list-item>
              <text:list-item>
                <text:p text:style-name="P7"><text:span text:style-name="T7">Mac OSX Guide:</text:span></text:p>
                <text:p text:style-name="P7"><text:span text:style-name="T7"><text:a xlink:href="https://bitcoin.org/en/full-node#mac-os-x-instructions" xlink:type="simple">https://bitcoin.org/en/full-node#mac-os-x-instructions</text:a></text:span></text:p>
              </text:list-item>
              <text:list-item>
                <text:p text:style-name="P7"><text:span text:style-name="T7">Linux Guide:</text:span></text:p>
                <text:p text:style-name="P7"><text:span text:style-name="T7"><text:a xlink:href="https://bitcoin.org/en/full-node#linux-instructions" xlink:type="simple">https://bitcoin.org/en/full-node#linux-instructions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nfiguring Bitcoin-Qt</text:p>
          </draw:text-box>
        </draw:frame>
        <draw:frame presentation:style-name="pr4" draw:text-style-name="P10" draw:layer="layout" svg:width="25.199cm" svg:height="10.795cm" svg:x="1.4cm" svg:y="3.81cm" presentation:class="outline" presentation:user-transformed="true">
          <draw:text-box>
            <text:list text:style-name="L2">
              <text:list-item>
                <text:p text:style-name="P9"><text:span text:style-name="T8">Windows Instructions:</text:span></text:p>
                <text:p text:style-name="P9"><text:span text:style-name="T9">Settings → Options → Open Config File</text:span></text:p>
                <text:p text:style-name="P9"><text:span text:style-name="T9">C:\Users\&lt;you&gt;\AppData\Roaming\Bitcoin\bitcoin.conf</text:span></text:p>
                <text:p text:style-name="P9"><text:span text:style-name="T9"/></text:p>
              </text:list-item>
              <text:list-item>
                <text:p text:style-name="P9"><text:span text:style-name="T8">OSX Instructions:</text:span></text:p>
                <text:p text:style-name="P9"><text:span text:style-name="T9">Settings → Options → Open Config File</text:span></text:p>
                <text:p text:style-name="P9"><text:span text:style-name="T9">/users</text:span><text:span text:style-name="T10">/&lt;you&gt;/Library/Application Support/Bitcoin/bitcoin.conf</text:span></text:p>
                <text:p text:style-name="P9"><text:span text:style-name="T10"/></text:p>
              </text:list-item>
              <text:list-item>
                <text:p text:style-name="P9"><text:span text:style-name="T8">Linux Instructions:</text:span></text:p>
                <text:p text:style-name="P9"><text:span text:style-name="T9">Settings → Options → Open Config File</text:span></text:p>
                <text:p text:style-name="P9"><text:span text:style-name="T9">/home</text:span><text:span text:style-name="T10">/&lt;you&gt;/.bitcoin/bitcoin.conf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Configuration</text:p>
          </draw:text-box>
        </draw:frame>
        <draw:frame presentation:style-name="pr6" draw:text-style-name="P12" draw:layer="layout" svg:width="25.199cm" svg:height="9.134cm" svg:x="1.4cm" svg:y="3.885cm" presentation:class="outline" presentation:user-transformed="true">
          <draw:text-box>
            <text:p text:style-name="P11"><text:span text:style-name="T11">## Bitcoin Core Config </text:span></text:p>
            <text:p text:style-name="P11"><text:span text:style-name="T12"/></text:p>
            <text:p text:style-name="P11"><text:span text:style-name="T13">regtest = 1</text:span></text:p>
            <text:p text:style-name="P11"><text:span text:style-name="T13">server <text:s/>= 1 </text:span></text:p>
            <text:p text:style-name="P11"><text:span text:style-name="T13">txindex = 1 # maybe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Create Wallet</text:p>
          </draw:text-box>
        </draw:frame>
        <draw:frame presentation:style-name="pr4" draw:text-style-name="P10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5">File → Create Wallet</text:span></text:p>
              </text:list-item>
              <text:list-item>
                <text:p><text:span text:style-name="T8">Avoid spaces or uppercase.</text:span></text:p>
              </text:list-item>
              <text:list-item>
                <text:p><text:span text:style-name="T8">Uncheck </text:span><text:span text:style-name="T16"><text:s/>Use Descriptor Wallet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RPC Console</text:p>
          </draw:text-box>
        </draw:frame>
        <draw:frame presentation:style-name="pr4" draw:text-style-name="P10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5">Window → Console</text:span></text:p>
              </text:list-item>
              <text:list-item>
                <text:p><text:span text:style-name="T8">Select your wallet.</text:span></text:p>
              </text:list-item>
              <text:list-item>
                <text:p><text:span text:style-name="T8">Enter </text:span><text:span text:style-name="T17"><text:s/>getblockchaininfo </text:span></text:p>
                <text:p><text:span text:style-name="T18">into your console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Mining Blocks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7"/></text:p>
              </text:list-header>
              <text:list-item>
                <text:p xml:id="id1" text:id="id1"><text:span text:style-name="T17"><text:s/></text:span><text:span text:style-name="T17">getnewaddress </text:span></text:p>
              </text:list-item>
              <text:list-item>
                <text:p xml:id="id2" text:id="id2"><text:span text:style-name="T17"><text:s/></text:span><text:span text:style-name="T17">generatetoaddress 100 &lt;address&gt; </text:span></text:p>
              </text:list-item>
              <text:list-item>
                <text:p xml:id="id3" text:id="id3"><text:span text:style-name="T19">Profit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Send a Payment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Select Send tab.</text:span></text:p>
              </text:list-item>
              <text:list-item>
                <text:p><text:span text:style-name="T8">Enter Address into </text:span><text:span text:style-name="T20"><text:s/>Pay To: </text:span></text:p>
              </text:list-item>
              <text:list-item>
                <text:p><text:span text:style-name="T8">Enter </text:span><text:span text:style-name="T20"><text:s/>Amount: </text:span></text:p>
              </text:list-item>
              <text:list-item>
                <text:p><text:span text:style-name="T8">Select </text:span><text:span text:style-name="T20"><text:s/>Custom Fee: </text:span><text:span text:style-name="T8"><text:s/></text:span><text:span text:style-name="T20"><text:s/>1000 satoshis </text:span></text:p>
              </text:list-item>
              <text:list-item>
                <text:p><text:span text:style-name="T8">Click Send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RPC Authentication</text:p>
          </draw:text-box>
        </draw:frame>
        <draw:frame presentation:style-name="pr4" draw:text-style-name="P4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<text:span text:style-name="T8">Visit RPC Auth Generator:</text:span></text:p>
                <text:p><text:span text:style-name="T21"><text:a xlink:href="https://jlopp.github.io/bitcoin-core-rpc-auth-generator" xlink:type="simple">https://jlopp.github.io/bitcoin-core-rpc-auth-generator</text:a></text:span></text:p>
                <text:p><text:span text:style-name="T21"/></text:p>
              </text:list-item>
              <text:list-item>
                <text:p><text:span text:style-name="T8">Generate </text:span><text:span text:style-name="T20"><text:s/>rpcauth=&lt;user:stuff&gt; </text:span><text:span text:style-name="T8"><text:s/>string.</text:span></text:p>
              </text:list-item>
              <text:list-item>
                <text:p><text:span text:style-name="T8">Add string to </text:span><text:span text:style-name="T15">bitcoin.conf </text:span><text:span text:style-name="T22">file.</text:span></text:p>
              </text:list-item>
              <text:list-item>
                <text:p><text:span text:style-name="T22">Restart Bitcoin-Q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JSON-RPC Request</text:p>
          </draw:text-box>
        </draw:frame>
        <draw:frame presentation:style-name="pr6" draw:text-style-name="P12" draw:layer="layout" svg:width="25.199cm" svg:height="9.134cm" svg:x="1.471cm" svg:y="3.973cm" presentation:class="outline" presentation:user-transformed="true">
          <draw:text-box>
            <text:p text:style-name="P11"><text:span text:style-name="T23">{</text:span></text:p>
            <text:p text:style-name="P11"><text:span text:style-name="T23"><text:s text:c="2"/></text:span><text:span text:style-name="T24">host</text:span><text:span text:style-name="T23">: ‘</text:span><text:span text:style-name="T25">http://127.0.0.1:18443/wallet/&lt;wallet_name&gt;</text:span><text:span text:style-name="T23">’</text:span></text:p>
            <text:p text:style-name="P11"><text:span text:style-name="T23"><text:s text:c="2"/></text:span><text:span text:style-name="T24">method</text:span><text:span text:style-name="T23">: '</text:span><text:span text:style-name="T25">POST</text:span><text:span text:style-name="T23">',</text:span></text:p>
            <text:p text:style-name="P11"><text:span text:style-name="T23"><text:s text:c="2"/></text:span><text:span text:style-name="T24">headers</text:span><text:span text:style-name="T23">: {</text:span></text:p>
            <text:p text:style-name="P11"><text:span text:style-name="T23"><text:s text:c="4"/></text:span><text:span text:style-name="T23">'</text:span><text:span text:style-name="T24">Authorization</text:span><text:span text:style-name="T23">': '</text:span><text:span text:style-name="T25">Basic </text:span><text:span text:style-name="T23">' + </text:span><text:span text:style-name="T26">toBase64</text:span><text:span text:style-name="T23">(‘</text:span><text:span text:style-name="T25">user</text:span><text:span text:style-name="T23">’ + ‘</text:span><text:span text:style-name="T25">:</text:span><text:span text:style-name="T23">’ + ‘</text:span><text:span text:style-name="T25">pass</text:span><text:span text:style-name="T23">’),</text:span></text:p>
            <text:p text:style-name="P11"><text:span text:style-name="T23"><text:s text:c="4"/></text:span><text:span text:style-name="T23">'</text:span><text:span text:style-name="T24">content-type</text:span><text:span text:style-name="T23">': '</text:span><text:span text:style-name="T25">application/json</text:span><text:span text:style-name="T23">'</text:span></text:p>
            <text:p text:style-name="P11"><text:span text:style-name="T23"><text:s text:c="2"/></text:span><text:span text:style-name="T23">},</text:span></text:p>
            <text:p text:style-name="P11"><text:span text:style-name="T23"><text:s text:c="2"/></text:span><text:span text:style-name="T24">body</text:span><text:span text:style-name="T23">: </text:span><text:span text:style-name="T27">String</text:span><text:span text:style-name="T23">({</text:span></text:p>
            <text:p text:style-name="P11"><text:span text:style-name="T23"><text:s text:c="4"/></text:span><text:span text:style-name="T24">jsonrpc</text:span><text:span text:style-name="T23">: </text:span><text:span text:style-name="T28">1.0</text:span><text:span text:style-name="T23">,</text:span></text:p>
            <text:p text:style-name="P11"><text:span text:style-name="T23"><text:s text:c="4"/></text:span><text:span text:style-name="T24">id</text:span><text:span text:style-name="T23">: </text:span><text:span text:style-name="T26">randomId</text:span><text:span text:style-name="T23">(),</text:span></text:p>
            <text:p text:style-name="P11"><text:span text:style-name="T23"><text:s text:c="4"/></text:span><text:span text:style-name="T24">method</text:span><text:span text:style-name="T23">: ‘</text:span><text:span text:style-name="T25">methodName</text:span><text:span text:style-name="T23">’,</text:span></text:p>
            <text:p text:style-name="P11"><text:span text:style-name="T23"><text:s text:c="4"/></text:span><text:span text:style-name="T24">params</text:span><text:span text:style-name="T23">: [ ‘</text:span><text:span text:style-name="T25">arg1</text:span><text:span text:style-name="T23">’, ‘</text:span><text:span text:style-name="T25">arg2</text:span><text:span text:style-name="T23">’ … ]</text:span></text:p>
            <text:p text:style-name="P11"><text:span text:style-name="T23"><text:s text:c="2"/></text:span><text:span text:style-name="T23">})</text:span></text:p>
            <text:p text:style-name="P11"><text:span text:style-name="T23">}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More Resources</text:p>
          </draw:text-box>
        </draw:frame>
        <draw:frame presentation:style-name="pr4" draw:text-style-name="P14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<text:span text:style-name="T29">Standard RPC API Documentation</text:span></text:p>
                <text:p><text:span text:style-name="T29"><text:a xlink:href="https://developer.bitcoin.org/reference/rpc" xlink:type="simple">https://developer.bitcoin.org/reference/rpc</text:a></text:span></text:p>
              </text:list-item>
              <text:list-item>
                <text:p><text:span text:style-name="T29">Bitcoin Core Config Generator</text:span></text:p>
                <text:p><text:span text:style-name="T29"><text:a xlink:href="https://jlopp.github.io/bitcoin-core-config-generator" xlink:type="simple">https://jlopp.github.io/bitcoin-core-config-generator</text:a></text:span></text:p>
              </text:list-item>
              <text:list-item>
                <text:p><text:span text:style-name="T29">Programming Bitcoin by Jimmy Song</text:span></text:p>
                <text:p><text:span text:style-name="T29"><text:a xlink:href="https://github.com/jimmysong/programmingbitcoin" xlink:type="simple">https://github.com/jimmysong/programmingbitcoin</text:a></text:span></text:p>
              </text:list-item>
              <text:list-item>
                <text:p><text:span text:style-name="T29">My Github</text:span></text:p>
                <text:p><text:span text:style-name="T29"><text:a xlink:href="https://github.com/cmdruid/bitcoin-programming" xlink:type="simple">https://github.com/cmdruid/bitcoin-programming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fixed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adornments="Regular" style:font-family-generic="swiss" style:font-pitch="fixed"/>
    <style:font-face style:name="Nimbus Mono PS2" svg:font-family="'Nimbus Mono PS'" style:font-pitch="fixed"/>
    <style:font-face style:name="Nimbus Mono PS3" svg:font-family="'Nimbus Mono PS'" style:font-adornments="Regular" style:font-pitch="fixed"/>
    <style:font-face style:name="Nimbus Sans" svg:font-family="'Nimbus Sans'" style:font-family-generic="swiss" style:font-pitch="variable"/>
    <style:font-face style:name="Noto Mono" svg:font-family="'Noto Mono'" style:font-pitch="fixed"/>
    <style:font-face style:name="Noto Mono1" svg:font-family="'Noto Mono'" style:font-adornments="Regular" style:font-pitch="fixed"/>
    <style:font-face style:name="Noto Mono2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padding-top="0.152cm" fo:padding-bottom="0.152cm" fo:padding-left="0.152cm" fo:padding-right="0.152cm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57cm" fo:margin-right="0cm" fo:margin-top="0.499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imbus Mono PS3" fo:font-family="'Nimbus Mono PS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9T00:47:34.059249325</meta:creation-date>
    <dc:date>2022-10-29T11:29:08.103388084</dc:date>
    <meta:editing-duration>PT1H19S</meta:editing-duration>
    <meta:editing-cycles>2</meta:editing-cycles>
    <meta:generator>LibreOffice/7.3.4.2$Linux_X86_64 LibreOffice_project/30$Build-2</meta:generator>
    <meta:document-statistic meta:object-count="68"/>
  </office:meta>
</office:document-meta>
</file>